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hange to email login&lt;/h4&gt;&lt;pre class="message"&gt;&lt;div class="author"&gt;user&lt;/div&gt;&lt;div&gt;can i change to email log in after using google login&lt;/div&gt;&lt;/pre&gt;&lt;pre class="message"&gt;&lt;div class="author"&gt;ChatGPT&lt;/div&gt;&lt;div&gt;Yes — you can switch from logging in with Google to using an email/password login, but you’ll need to **set up a password for your account first**. Here’s how it usually works in ChatGPT (and other services with “Sign in with Google”): <text:s/></text:p>
      <text:p text:style-name="Standard"/>
      <text:p text:style-name="Standard">1. **Check your account email** <text:s/></text:p>
      <text:p text:style-name="Standard"><text:s text:c="3"/>- Your account already has an email address tied to it (the same one you used with Google login). <text:s/></text:p>
      <text:p text:style-name="Standard"/>
      <text:p text:style-name="Standard">2. **Set a password** <text:s/></text:p>
      <text:p text:style-name="Standard"><text:s text:c="3"/>- Go to the [ChatGPT login page](https://chat.openai.com/). <text:s/></text:p>
      <text:p text:style-name="Standard"><text:s text:c="3"/>- Instead of clicking “Continue with Google,” choose **“Forgot password?”**. <text:s/></text:p>
      <text:p text:style-name="Standard"><text:s text:c="3"/>- Enter your Google-linked email. <text:s/></text:p>
      <text:p text:style-name="Standard"><text:s text:c="3"/>- You’ll get an email to set a password. <text:s/></text:p>
      <text:p text:style-name="Standard"/>
      <text:p text:style-name="Standard">3. **Log in with email** <text:s/></text:p>
      <text:p text:style-name="Standard"><text:s text:c="3"/>- Next time, you can log in with **email + password** (without Google). <text:s/></text:p>
      <text:p text:style-name="Standard"/>
      <text:p text:style-name="Standard">4. **Google login still works** <text:s/></text:p>
      <text:p text:style-name="Standard"><text:s text:c="3"/>- Unless you remove Google as a linked method in your account settings, both sign-in methods (Google and password) will work. <text:s/></text:p>
      <text:p text:style-name="Standard"/>
      <text:p text:style-name="Standard">👉 Would you like me to walk you through where in the ChatGPT **Account Settings** you can see/change linked login methods?&lt;/div&gt;&lt;/pre&gt;&lt;pre class="message"&gt;&lt;div class="author"&gt;user&lt;/div&gt;&lt;div&gt;yes&lt;/div&gt;&lt;/pre&gt;&lt;pre class="message"&gt;&lt;div class="author"&gt;ChatGPT&lt;/div&gt;&lt;div&gt;Got it 👍 — here’s how you can switch and manage login methods inside **ChatGPT account settings**: <text:s/></text:p>
      <text:p text:style-name="Standard"/>
      <text:p text:style-name="Standard">---</text:p>
      <text:p text:style-name="Standard"/>
      <text:p text:style-name="Standard">### 🔑 Change from Google login to email + password</text:p>
      <text:p text:style-name="Standard">1. **Log into ChatGPT** (even if it’s through Google for now). <text:s/></text:p>
      <text:p text:style-name="Standard">2. Click your **profile picture / initials** (bottom-left on desktop, top-right on mobile). <text:s/></text:p>
      <text:p text:style-name="Standard">3. Select **Settings** → then go to **Account**. <text:s/></text:p>
      <text:p text:style-name="Standard">4. You’ll see your **email address** and the login methods tied to your account. <text:s/></text:p>
      <text:p text:style-name="Standard"><text:s text:c="3"/>- If you only see “Google login” → click **Set password** (or “Forgot password?”). <text:s/></text:p>
      <text:p text:style-name="Standard"><text:s text:c="3"/>- You’ll be sent a password reset email. Create your new password there. <text:s/></text:p>
      <text:p text:style-name="Standard"/>
      <text:p text:style-name="Standard">5. Once you set a password, you can now log in directly with **email + password**. <text:s/></text:p>
      <text:p text:style-name="Standard"/>
      <text:p text:style-name="Standard">---</text:p>
      <text:p text:style-name="Standard"/>
      <text:p text:style-name="Standard">### 🔄 Keep or remove Google login</text:p>
      <text:p text:style-name="Standard">- By default, both methods will work. <text:s/></text:p>
      <text:p text:style-name="Standard">- If you want **only email login**, you can disconnect Google in the same **Account** section under **Linked Accounts**. <text:s/></text:p>
      <text:p text:style-name="Standard"/>
      <text:p text:style-name="Standard">---</text:p>
      <text:p text:style-name="Standard"/>
      <text:p text:style-name="Standard"><text:soft-page-break/>### ⚠️ Things to note</text:p>
      <text:p text:style-name="Standard">- Make sure you still have access to the email tied to your Google login. <text:s/></text:p>
      <text:p text:style-name="Standard">- After switching, always test the email + password login before disconnecting Google (so you don’t lock yourself out). <text:s/></text:p>
      <text:p text:style-name="Standard"/>
      <text:p text:style-name="Standard">---</text:p>
      <text:p text:style-name="Standard"/>
      <text:p text:style-name="Standard">Do you want me to also show you where the **“Forgot password” link** is on the login screen in case you get stuck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5:11.272738979</meta:creation-date>
    <dc:date>2025-11-14T22:05:23.022638477</dc:date>
    <meta:editing-duration>PT12S</meta:editing-duration>
    <meta:editing-cycles>1</meta:editing-cycles>
    <meta:document-statistic meta:table-count="0" meta:image-count="0" meta:object-count="0" meta:page-count="2" meta:paragraph-count="32" meta:word-count="400" meta:character-count="2629" meta:non-whitespace-character-count="2184"/>
    <meta:generator>LibreOffice/24.2.7.2$Linux_X86_64 LibreOffice_project/420$Build-2</meta:generator>
  </office:meta>
</office:document-meta>
</file>